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4.822cm"/>
    </style:style>
    <style:style style:name="co5" style:family="table-column">
      <style:table-column-properties fo:break-before="auto" style:column-width="10.093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2.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0"/>
        <table:table-column table:style-name="co5" table:default-cell-style-name="ce10"/>
        <table:table-column table:style-name="co4" table:default-cell-style-name="ce2"/>
        <table:table-column table:style-name="co6" table:default-cell-style-name="ce13"/>
        <table:table-column table:style-name="co7" table:visibility="collapse" table:number-columns-repeated="2" table:default-cell-style-name="ce2"/>
        <table:table-column table:style-name="co8" table:number-columns-repeated="2" table:default-cell-style-name="ce2"/>
        <table:table-column table:style-name="co2" table:default-cell-style-name="ce2"/>
        <table:table-column table:style-name="co9" table:default-cell-style-name="ce2"/>
        <table:table-column table:style-name="co2" table:number-columns-repeated="3" table:default-cell-style-name="ce2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ubtype1</text:p>
          </table:table-cell>
          <table:table-cell table:style-name="ce3" office:value-type="string" calcext:value-type="string">
            <text:p>Subtype2</text:p>
          </table:table-cell>
          <table:table-cell table:style-name="ce3" office:value-type="string" calcext:value-type="string">
            <text:p>Subtype2 #</text:p>
          </table:table-cell>
          <table:table-cell office:value-type="string" calcext:value-type="string">
            <text:p>Data Source</text:p>
          </table:table-cell>
          <table:table-cell table:style-name="ce11" office:value-type="string" calcext:value-type="string">
            <text:p>Instruction Name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Bytes Required</text:p>
          </table:table-cell>
          <table:table-cell table:style-name="ce14" office:value-type="string" calcext:value-type="string">
            <text:p>Instruction</text:p>
          </table:table-cell>
          <table:table-cell office:value-type="string" calcext:value-type="string">
            <text:p>pc_byte_adv</text:p>
          </table:table-cell>
          <table:table-cell office:value-type="string" calcext:value-type="string">
            <text:p>load_full_inst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office:value-type="string" calcext:value-type="string">
            <text:p>Required Bytes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HALT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Stop proc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_0000</text:p>
          </table:table-cell>
          <table:table-cell table:formula="of:=IF(ISBLANK([.F2]);&quot;&quot;;IF(ISODD([.H2]);[.F2];&quot;&quot;))" office:value-type="string" office:string-value="halt" calcext:value-type="string">
            <text:p>halt</text:p>
          </table:table-cell>
          <table:table-cell table:formula="of:=IF(ISBLANK([.F2]);&quot;&quot;;IF([.H2]&gt;2;[.F2];&quot;&quot;))">
            <text:p/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table:style-name="ce1" office:value-type="string" calcext:value-type="string">
            <text:p>NOP</text:p>
          </table:table-cell>
          <table:table-cell table:style-name="ce1"/>
          <table:table-cell office:value-type="string" calcext:value-type="string">
            <text:p>n/a</text:p>
          </table:table-cell>
          <table:table-cell office:value-type="string" calcext:value-type="string">
            <text:p>nop</text:p>
          </table:table-cell>
          <table:table-cell table:style-name="Default" office:value-type="string" calcext:value-type="string">
            <text:p>Do no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_1111</text:p>
          </table:table-cell>
          <table:table-cell table:formula="of:=IF(ISBLANK([.F3]);&quot;&quot;;IF(ISODD([.H3]);[.F3];&quot;&quot;))" office:value-type="string" office:string-value="nop" calcext:value-type="string">
            <text:p>nop</text:p>
          </table:table-cell>
          <table:table-cell table:formula="of:=IF(ISBLANK([.F3]);&quot;&quot;;IF([.H3]&gt;2;[.F3];&quot;&quot;))">
            <text:p/>
          </table:table-cell>
          <table:table-cell table:number-columns-repeated="2"/>
          <table:table-cell office:value-type="string" calcext:value-type="string">
            <text:p>op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opr</text:p>
          </table:table-cell>
          <table:table-cell table:formula="of:=&quot;reg_&quot;&amp;LOWER([.C4])&amp;&quot;_&quot;&amp;[.E4]" office:value-type="string" office:string-value="reg_load_opr" calcext:value-type="string">
            <text:p>reg_load_opr</text:p>
          </table:table-cell>
          <table:table-cell/>
          <table:table-cell table:formula="of:=VLOOKUP([.$E4];[.$N$3:.$O$6];2;0)" office:value-type="float" office:value="4" calcext:value-type="float">
            <text:p>4</text:p>
          </table:table-cell>
          <table:table-cell table:style-name="ce6" table:formula="of:=REPLACE(&quot;01&quot;&amp;DEC2BIN([.D4];4)&amp;DEC2BIN(VLOOKUP([.E4];[.$N$2:.$P$6];3;0);2);5;0;&quot;_&quot;)" office:value-type="string" office:string-value="0100_0000" calcext:value-type="string">
            <text:p>0100_0000</text:p>
          </table:table-cell>
          <table:table-cell table:formula="of:=IF(ISBLANK([.F4]);&quot;&quot;;IF(ISODD([.H4]);[.F4];&quot;&quot;))">
            <text:p/>
          </table:table-cell>
          <table:table-cell table:formula="of:=IF(ISBLANK([.F4]);&quot;&quot;;IF([.H4]&gt;2;[.F4];&quot;&quot;))" office:value-type="string" office:string-value="reg_load_opr" calcext:value-type="string">
            <text:p>reg_load_opr</text:p>
          </table:table-cell>
          <table:table-cell table:number-columns-repeated="2"/>
          <table:table-cell office:value-type="string" calcext:value-type="string">
            <text:p>mem_i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ind</text:p>
          </table:table-cell>
          <table:table-cell table:formula="of:=&quot;reg_&quot;&amp;LOWER([.C5])&amp;&quot;_&quot;&amp;[.E5]" office:value-type="string" office:string-value="reg_load_mem_ind" calcext:value-type="string">
            <text:p>reg_load_mem_ind</text:p>
          </table:table-cell>
          <table:table-cell/>
          <table:table-cell table:formula="of:=VLOOKUP([.$E5];[.$N$3:.$O$6];2;0)" office:value-type="float" office:value="4" calcext:value-type="float">
            <text:p>4</text:p>
          </table:table-cell>
          <table:table-cell table:style-name="ce6" table:formula="of:=REPLACE(&quot;01&quot;&amp;DEC2BIN([.D5];4)&amp;DEC2BIN(VLOOKUP([.E5];[.$N$2:.$P$6];3;0);2);5;0;&quot;_&quot;)" office:value-type="string" office:string-value="0100_0001" calcext:value-type="string">
            <text:p>0100_0001</text:p>
          </table:table-cell>
          <table:table-cell table:formula="of:=IF(ISBLANK([.F5]);&quot;&quot;;IF(ISODD([.H5]);[.F5];&quot;&quot;))">
            <text:p/>
          </table:table-cell>
          <table:table-cell table:formula="of:=IF(ISBLANK([.F5]);&quot;&quot;;IF([.H5]&gt;2;[.F5];&quot;&quot;))" office:value-type="string" office:string-value="reg_load_mem_ind" calcext:value-type="string">
            <text:p>reg_load_mem_ind</text:p>
          </table:table-cell>
          <table:table-cell table:number-columns-repeated="2"/>
          <table:table-cell office:value-type="string" calcext:value-type="string">
            <text:p>mem_d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m_dir</text:p>
          </table:table-cell>
          <table:table-cell table:formula="of:=&quot;reg_&quot;&amp;LOWER([.C6])&amp;&quot;_&quot;&amp;[.E6]" office:value-type="string" office:string-value="reg_load_mem_dir" calcext:value-type="string">
            <text:p>reg_load_mem_dir</text:p>
          </table:table-cell>
          <table:table-cell/>
          <table:table-cell table:formula="of:=VLOOKUP([.$E6];[.$N$3:.$O$6];2;0)" office:value-type="float" office:value="4" calcext:value-type="float">
            <text:p>4</text:p>
          </table:table-cell>
          <table:table-cell table:style-name="ce6" table:formula="of:=REPLACE(&quot;01&quot;&amp;DEC2BIN([.D6];4)&amp;DEC2BIN(VLOOKUP([.E6];[.$N$2:.$P$6];3;0);2);5;0;&quot;_&quot;)" office:value-type="string" office:string-value="0100_0010" calcext:value-type="string">
            <text:p>0100_0010</text:p>
          </table:table-cell>
          <table:table-cell table:formula="of:=IF(ISBLANK([.F6]);&quot;&quot;;IF(ISODD([.H6]);[.F6];&quot;&quot;))">
            <text:p/>
          </table:table-cell>
          <table:table-cell table:formula="of:=IF(ISBLANK([.F6]);&quot;&quot;;IF([.H6]&gt;2;[.F6];&quot;&quot;))" office:value-type="string" office:string-value="reg_load_mem_dir" calcext:value-type="string">
            <text:p>reg_load_mem_dir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2" table:style-name="ce1" office:value-type="string" calcext:value-type="string">
            <text:p>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&quot;reg_&quot;&amp;LOWER([.C7])&amp;&quot;_&quot;&amp;[.E7]" office:value-type="string" office:string-value="reg_load_reg" calcext:value-type="string">
            <text:p>reg_load_reg</text:p>
          </table:table-cell>
          <table:table-cell/>
          <table:table-cell table:formula="of:=VLOOKUP([.$E7];[.$N$3:.$O$6];2;0)" office:value-type="float" office:value="2" calcext:value-type="float">
            <text:p>2</text:p>
          </table:table-cell>
          <table:table-cell table:style-name="ce6" table:formula="of:=REPLACE(&quot;01&quot;&amp;DEC2BIN([.D7];4)&amp;DEC2BIN(VLOOKUP([.E7];[.$N$2:.$P$6];3;0);2);5;0;&quot;_&quot;)" office:value-type="string" office:string-value="0100_0011" calcext:value-type="string">
            <text:p>0100_0011</text:p>
          </table:table-cell>
          <table:table-cell table:formula="of:=IF(ISBLANK([.F7]);&quot;&quot;;IF(ISODD([.H7]);[.F7];&quot;&quot;))">
            <text:p/>
          </table:table-cell>
          <table:table-cell table:formula="of:=IF(ISBLANK([.F7]);&quot;&quot;;IF([.H7]&gt;2;[.F7];&quot;&quot;))">
            <text:p/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opr</text:p>
          </table:table-cell>
          <table:table-cell table:formula="of:=&quot;alu_&quot;&amp;LOWER([.C8])&amp;&quot;_&quot;&amp;[.E8]" office:value-type="string" office:string-value="alu_and_opr" calcext:value-type="string">
            <text:p>alu_and_opr</text:p>
          </table:table-cell>
          <table:table-cell office:value-type="string" calcext:value-type="string">
            <text:p>Bitwise AND operation from operand</text:p>
          </table:table-cell>
          <table:table-cell table:formula="of:=VLOOKUP([.$E8];[.$N$3:.$O$6];2;0)" office:value-type="float" office:value="4" calcext:value-type="float">
            <text:p>4</text:p>
          </table:table-cell>
          <table:table-cell table:style-name="ce6" table:formula="of:=REPLACE(&quot;01&quot;&amp;DEC2BIN([.D8];4)&amp;DEC2BIN(VLOOKUP([.E8];[.$N$2:.$P$6];3;0);2);5;0;&quot;_&quot;)" office:value-type="string" office:string-value="0100_0100" calcext:value-type="string">
            <text:p>0100_0100</text:p>
          </table:table-cell>
          <table:table-cell table:formula="of:=IF(ISBLANK([.F8]);&quot;&quot;;IF(ISODD([.H8]);[.F8];&quot;&quot;))">
            <text:p/>
          </table:table-cell>
          <table:table-cell table:formula="of:=IF(ISBLANK([.F8]);&quot;&quot;;IF([.H8]&gt;2;[.F8];&quot;&quot;))" office:value-type="string" office:string-value="alu_and_opr" calcext:value-type="string">
            <text:p>alu_and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ind</text:p>
          </table:table-cell>
          <table:table-cell table:formula="of:=&quot;alu_&quot;&amp;LOWER([.C9])&amp;&quot;_&quot;&amp;[.E9]" office:value-type="string" office:string-value="alu_and_mem_ind" calcext:value-type="string">
            <text:p>alu_and_mem_ind</text:p>
          </table:table-cell>
          <table:table-cell office:value-type="string" calcext:value-type="string">
            <text:p>Bitwise AND operation from memory indirect</text:p>
          </table:table-cell>
          <table:table-cell table:formula="of:=VLOOKUP([.$E9];[.$N$3:.$O$6];2;0)" office:value-type="float" office:value="4" calcext:value-type="float">
            <text:p>4</text:p>
          </table:table-cell>
          <table:table-cell table:style-name="ce6" table:formula="of:=REPLACE(&quot;01&quot;&amp;DEC2BIN([.D9];4)&amp;DEC2BIN(VLOOKUP([.E9];[.$N$2:.$P$6];3;0);2);5;0;&quot;_&quot;)" office:value-type="string" office:string-value="0100_0101" calcext:value-type="string">
            <text:p>0100_0101</text:p>
          </table:table-cell>
          <table:table-cell table:formula="of:=IF(ISBLANK([.F9]);&quot;&quot;;IF(ISODD([.H9]);[.F9];&quot;&quot;))">
            <text:p/>
          </table:table-cell>
          <table:table-cell table:formula="of:=IF(ISBLANK([.F9]);&quot;&quot;;IF([.H9]&gt;2;[.F9];&quot;&quot;))" office:value-type="string" office:string-value="alu_and_mem_ind" calcext:value-type="string">
            <text:p>alu_and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m_dir</text:p>
          </table:table-cell>
          <table:table-cell table:formula="of:=&quot;alu_&quot;&amp;LOWER([.C10])&amp;&quot;_&quot;&amp;[.E10]" office:value-type="string" office:string-value="alu_and_mem_dir" calcext:value-type="string">
            <text:p>alu_and_mem_dir</text:p>
          </table:table-cell>
          <table:table-cell office:value-type="string" calcext:value-type="string">
            <text:p>Bitwise AND operation from memory direct</text:p>
          </table:table-cell>
          <table:table-cell table:formula="of:=VLOOKUP([.$E10];[.$N$3:.$O$6];2;0)" office:value-type="float" office:value="4" calcext:value-type="float">
            <text:p>4</text:p>
          </table:table-cell>
          <table:table-cell table:style-name="ce6" table:formula="of:=REPLACE(&quot;01&quot;&amp;DEC2BIN([.D10];4)&amp;DEC2BIN(VLOOKUP([.E10];[.$N$2:.$P$6];3;0);2);5;0;&quot;_&quot;)" office:value-type="string" office:string-value="0100_0110" calcext:value-type="string">
            <text:p>0100_0110</text:p>
          </table:table-cell>
          <table:table-cell table:formula="of:=IF(ISBLANK([.F10]);&quot;&quot;;IF(ISODD([.H10]);[.F10];&quot;&quot;))">
            <text:p/>
          </table:table-cell>
          <table:table-cell table:formula="of:=IF(ISBLANK([.F10]);&quot;&quot;;IF([.H10]&gt;2;[.F10];&quot;&quot;))" office:value-type="string" office:string-value="alu_and_mem_dir" calcext:value-type="string">
            <text:p>alu_an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&quot;alu_&quot;&amp;LOWER([.C11])&amp;&quot;_&quot;&amp;[.E11]" office:value-type="string" office:string-value="alu_and_reg" calcext:value-type="string">
            <text:p>alu_and_reg</text:p>
          </table:table-cell>
          <table:table-cell office:value-type="string" calcext:value-type="string">
            <text:p>Bitwise AND operation from register</text:p>
          </table:table-cell>
          <table:table-cell table:formula="of:=VLOOKUP([.$E11];[.$N$3:.$O$6];2;0)" office:value-type="float" office:value="2" calcext:value-type="float">
            <text:p>2</text:p>
          </table:table-cell>
          <table:table-cell table:style-name="ce6" table:formula="of:=REPLACE(&quot;01&quot;&amp;DEC2BIN([.D11];4)&amp;DEC2BIN(VLOOKUP([.E11];[.$N$2:.$P$6];3;0);2);5;0;&quot;_&quot;)" office:value-type="string" office:string-value="0100_0111" calcext:value-type="string">
            <text:p>0100_0111</text:p>
          </table:table-cell>
          <table:table-cell table:formula="of:=IF(ISBLANK([.F11]);&quot;&quot;;IF(ISODD([.H11]);[.F11];&quot;&quot;))">
            <text:p/>
          </table:table-cell>
          <table:table-cell table:formula="of:=IF(ISBLANK([.F11]);&quot;&quot;;IF([.H11]&gt;2;[.F11];&quot;&quot;))">
            <text:p/>
          </table:table-cell>
          <table:table-cell/>
          <table:table-cell office:value-type="string" calcext:value-type="string">
            <text:p>load_full_inst</text:p>
          </table:table-cell>
          <table:table-cell table:style-name="ce7" table:formula="of:=COM.MICROSOFT.TEXTJOIN(&quot; || &quot;;1;[.K:.K])" office:value-type="string" office:string-value="load_full_inst || reg_load_opr || reg_load_mem_ind || reg_load_mem_dir || 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mem_store_reg_opr" calcext:value-type="string">
            <text:p>load_full_inst || reg_load_opr || reg_load_mem_ind || reg_load_mem_dir || alu_and_opr || alu_and_mem_ind || alu_and_mem_dir || alu_or_opr || alu_or_mem_ind || alu_or_mem_dir || alu_xor_opr || alu_xor_mem_ind || alu_xor_mem_dir || alu_add_opr || alu_add_mem_ind || alu_add_mem_dir || alu_sub_opr || alu_sub_mem_ind || alu_sub_mem_dir || alu_mul_opr || alu_mul_mem_ind || alu_mul_mem_dir || mem_store_reg_op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r</text:p>
          </table:table-cell>
          <table:table-cell table:formula="of:=&quot;alu_&quot;&amp;LOWER([.C12])&amp;&quot;_&quot;&amp;[.E12]" office:value-type="string" office:string-value="alu_or_opr" calcext:value-type="string">
            <text:p>alu_or_opr</text:p>
          </table:table-cell>
          <table:table-cell/>
          <table:table-cell table:formula="of:=VLOOKUP([.$E12];[.$N$3:.$O$6];2;0)" office:value-type="float" office:value="4" calcext:value-type="float">
            <text:p>4</text:p>
          </table:table-cell>
          <table:table-cell table:style-name="ce6" table:formula="of:=REPLACE(&quot;01&quot;&amp;DEC2BIN([.D12];4)&amp;DEC2BIN(VLOOKUP([.E12];[.$N$2:.$P$6];3;0);2);5;0;&quot;_&quot;)" office:value-type="string" office:string-value="0100_1000" calcext:value-type="string">
            <text:p>0100_1000</text:p>
          </table:table-cell>
          <table:table-cell table:formula="of:=IF(ISBLANK([.F12]);&quot;&quot;;IF(ISODD([.H12]);[.F12];&quot;&quot;))">
            <text:p/>
          </table:table-cell>
          <table:table-cell table:formula="of:=IF(ISBLANK([.F12]);&quot;&quot;;IF([.H12]&gt;2;[.F12];&quot;&quot;))" office:value-type="string" office:string-value="alu_or_opr" calcext:value-type="string">
            <text:p>alu_or_opr</text:p>
          </table:table-cell>
          <table:table-cell/>
          <table:table-cell office:value-type="string" calcext:value-type="string">
            <text:p>pc_byte_adv</text:p>
          </table:table-cell>
          <table:table-cell table:style-name="ce7" table:formula="of:=COM.MICROSOFT.TEXTJOIN(&quot; || &quot;;1;[.J:.J])" office:value-type="string" office:string-value="pc_byte_adv || halt || nop" calcext:value-type="string">
            <text:p>pc_byte_adv || halt || no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ind</text:p>
          </table:table-cell>
          <table:table-cell table:formula="of:=&quot;alu_&quot;&amp;LOWER([.C13])&amp;&quot;_&quot;&amp;[.E13]" office:value-type="string" office:string-value="alu_or_mem_ind" calcext:value-type="string">
            <text:p>alu_or_mem_ind</text:p>
          </table:table-cell>
          <table:table-cell/>
          <table:table-cell table:formula="of:=VLOOKUP([.$E13];[.$N$3:.$O$6];2;0)" office:value-type="float" office:value="4" calcext:value-type="float">
            <text:p>4</text:p>
          </table:table-cell>
          <table:table-cell table:style-name="ce6" table:formula="of:=REPLACE(&quot;01&quot;&amp;DEC2BIN([.D13];4)&amp;DEC2BIN(VLOOKUP([.E13];[.$N$2:.$P$6];3;0);2);5;0;&quot;_&quot;)" office:value-type="string" office:string-value="0100_1001" calcext:value-type="string">
            <text:p>0100_1001</text:p>
          </table:table-cell>
          <table:table-cell table:formula="of:=IF(ISBLANK([.F13]);&quot;&quot;;IF(ISODD([.H13]);[.F13];&quot;&quot;))">
            <text:p/>
          </table:table-cell>
          <table:table-cell table:formula="of:=IF(ISBLANK([.F13]);&quot;&quot;;IF([.H13]&gt;2;[.F13];&quot;&quot;))" office:value-type="string" office:string-value="alu_or_mem_ind" calcext:value-type="string">
            <text:p>alu_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m_dir</text:p>
          </table:table-cell>
          <table:table-cell table:formula="of:=&quot;alu_&quot;&amp;LOWER([.C14])&amp;&quot;_&quot;&amp;[.E14]" office:value-type="string" office:string-value="alu_or_mem_dir" calcext:value-type="string">
            <text:p>alu_or_mem_dir</text:p>
          </table:table-cell>
          <table:table-cell/>
          <table:table-cell table:formula="of:=VLOOKUP([.$E14];[.$N$3:.$O$6];2;0)" office:value-type="float" office:value="4" calcext:value-type="float">
            <text:p>4</text:p>
          </table:table-cell>
          <table:table-cell table:style-name="ce6" table:formula="of:=REPLACE(&quot;01&quot;&amp;DEC2BIN([.D14];4)&amp;DEC2BIN(VLOOKUP([.E14];[.$N$2:.$P$6];3;0);2);5;0;&quot;_&quot;)" office:value-type="string" office:string-value="0100_1010" calcext:value-type="string">
            <text:p>0100_1010</text:p>
          </table:table-cell>
          <table:table-cell table:formula="of:=IF(ISBLANK([.F14]);&quot;&quot;;IF(ISODD([.H14]);[.F14];&quot;&quot;))">
            <text:p/>
          </table:table-cell>
          <table:table-cell table:formula="of:=IF(ISBLANK([.F14]);&quot;&quot;;IF([.H14]&gt;2;[.F14];&quot;&quot;))" office:value-type="string" office:string-value="alu_or_mem_dir" calcext:value-type="string">
            <text:p>alu_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 table:formula="of:=&quot;alu_&quot;&amp;LOWER([.C15])&amp;&quot;_&quot;&amp;[.E15]" office:value-type="string" office:string-value="alu_or_reg" calcext:value-type="string">
            <text:p>alu_or_reg</text:p>
          </table:table-cell>
          <table:table-cell/>
          <table:table-cell table:formula="of:=VLOOKUP([.$E15];[.$N$3:.$O$6];2;0)" office:value-type="float" office:value="2" calcext:value-type="float">
            <text:p>2</text:p>
          </table:table-cell>
          <table:table-cell table:style-name="ce6" table:formula="of:=REPLACE(&quot;01&quot;&amp;DEC2BIN([.D15];4)&amp;DEC2BIN(VLOOKUP([.E15];[.$N$2:.$P$6];3;0);2);5;0;&quot;_&quot;)" office:value-type="string" office:string-value="0100_1011" calcext:value-type="string">
            <text:p>0100_1011</text:p>
          </table:table-cell>
          <table:table-cell table:formula="of:=IF(ISBLANK([.F15]);&quot;&quot;;IF(ISODD([.H15]);[.F15];&quot;&quot;))">
            <text:p/>
          </table:table-cell>
          <table:table-cell table:formula="of:=IF(ISBLANK([.F15]);&quot;&quot;;IF([.H15]&gt;2;[.F15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pr</text:p>
          </table:table-cell>
          <table:table-cell table:formula="of:=&quot;alu_&quot;&amp;LOWER([.C16])&amp;&quot;_&quot;&amp;[.E16]" office:value-type="string" office:string-value="alu_xor_opr" calcext:value-type="string">
            <text:p>alu_xor_opr</text:p>
          </table:table-cell>
          <table:table-cell/>
          <table:table-cell table:formula="of:=VLOOKUP([.$E16];[.$N$3:.$O$6];2;0)" office:value-type="float" office:value="4" calcext:value-type="float">
            <text:p>4</text:p>
          </table:table-cell>
          <table:table-cell table:style-name="ce6" table:formula="of:=REPLACE(&quot;01&quot;&amp;DEC2BIN([.D16];4)&amp;DEC2BIN(VLOOKUP([.E16];[.$N$2:.$P$6];3;0);2);5;0;&quot;_&quot;)" office:value-type="string" office:string-value="0100_1100" calcext:value-type="string">
            <text:p>0100_1100</text:p>
          </table:table-cell>
          <table:table-cell table:formula="of:=IF(ISBLANK([.F16]);&quot;&quot;;IF(ISODD([.H16]);[.F16];&quot;&quot;))">
            <text:p/>
          </table:table-cell>
          <table:table-cell table:formula="of:=IF(ISBLANK([.F16]);&quot;&quot;;IF([.H16]&gt;2;[.F16];&quot;&quot;))" office:value-type="string" office:string-value="alu_xor_opr" calcext:value-type="string">
            <text:p>alu_xor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ind</text:p>
          </table:table-cell>
          <table:table-cell table:formula="of:=&quot;alu_&quot;&amp;LOWER([.C17])&amp;&quot;_&quot;&amp;[.E17]" office:value-type="string" office:string-value="alu_xor_mem_ind" calcext:value-type="string">
            <text:p>alu_xor_mem_ind</text:p>
          </table:table-cell>
          <table:table-cell/>
          <table:table-cell table:formula="of:=VLOOKUP([.$E17];[.$N$3:.$O$6];2;0)" office:value-type="float" office:value="4" calcext:value-type="float">
            <text:p>4</text:p>
          </table:table-cell>
          <table:table-cell table:style-name="ce6" table:formula="of:=REPLACE(&quot;01&quot;&amp;DEC2BIN([.D17];4)&amp;DEC2BIN(VLOOKUP([.E17];[.$N$2:.$P$6];3;0);2);5;0;&quot;_&quot;)" office:value-type="string" office:string-value="0100_1101" calcext:value-type="string">
            <text:p>0100_1101</text:p>
          </table:table-cell>
          <table:table-cell table:formula="of:=IF(ISBLANK([.F17]);&quot;&quot;;IF(ISODD([.H17]);[.F17];&quot;&quot;))">
            <text:p/>
          </table:table-cell>
          <table:table-cell table:formula="of:=IF(ISBLANK([.F17]);&quot;&quot;;IF([.H17]&gt;2;[.F17];&quot;&quot;))" office:value-type="string" office:string-value="alu_xor_mem_ind" calcext:value-type="string">
            <text:p>alu_xor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m_dir</text:p>
          </table:table-cell>
          <table:table-cell table:formula="of:=&quot;alu_&quot;&amp;LOWER([.C18])&amp;&quot;_&quot;&amp;[.E18]" office:value-type="string" office:string-value="alu_xor_mem_dir" calcext:value-type="string">
            <text:p>alu_xor_mem_dir</text:p>
          </table:table-cell>
          <table:table-cell/>
          <table:table-cell table:formula="of:=VLOOKUP([.$E18];[.$N$3:.$O$6];2;0)" office:value-type="float" office:value="4" calcext:value-type="float">
            <text:p>4</text:p>
          </table:table-cell>
          <table:table-cell table:style-name="ce6" table:formula="of:=REPLACE(&quot;01&quot;&amp;DEC2BIN([.D18];4)&amp;DEC2BIN(VLOOKUP([.E18];[.$N$2:.$P$6];3;0);2);5;0;&quot;_&quot;)" office:value-type="string" office:string-value="0100_1110" calcext:value-type="string">
            <text:p>0100_1110</text:p>
          </table:table-cell>
          <table:table-cell table:formula="of:=IF(ISBLANK([.F18]);&quot;&quot;;IF(ISODD([.H18]);[.F18];&quot;&quot;))">
            <text:p/>
          </table:table-cell>
          <table:table-cell table:formula="of:=IF(ISBLANK([.F18]);&quot;&quot;;IF([.H18]&gt;2;[.F18];&quot;&quot;))" office:value-type="string" office:string-value="alu_xor_mem_dir" calcext:value-type="string">
            <text:p>alu_xor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&quot;alu_&quot;&amp;LOWER([.C19])&amp;&quot;_&quot;&amp;[.E19]" office:value-type="string" office:string-value="alu_xor_reg" calcext:value-type="string">
            <text:p>alu_xor_reg</text:p>
          </table:table-cell>
          <table:table-cell/>
          <table:table-cell table:formula="of:=VLOOKUP([.$E19];[.$N$3:.$O$6];2;0)" office:value-type="float" office:value="2" calcext:value-type="float">
            <text:p>2</text:p>
          </table:table-cell>
          <table:table-cell table:style-name="ce6" table:formula="of:=REPLACE(&quot;01&quot;&amp;DEC2BIN([.D19];4)&amp;DEC2BIN(VLOOKUP([.E19];[.$N$2:.$P$6];3;0);2);5;0;&quot;_&quot;)" office:value-type="string" office:string-value="0100_1111" calcext:value-type="string">
            <text:p>0100_1111</text:p>
          </table:table-cell>
          <table:table-cell table:formula="of:=IF(ISBLANK([.F19]);&quot;&quot;;IF(ISODD([.H19]);[.F19];&quot;&quot;))">
            <text:p/>
          </table:table-cell>
          <table:table-cell table:formula="of:=IF(ISBLANK([.F19]);&quot;&quot;;IF([.H19]&gt;2;[.F1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opr</text:p>
          </table:table-cell>
          <table:table-cell table:formula="of:=&quot;alu_&quot;&amp;LOWER([.C20])&amp;&quot;_&quot;&amp;[.E20]" office:value-type="string" office:string-value="alu_add_opr" calcext:value-type="string">
            <text:p>alu_add_opr</text:p>
          </table:table-cell>
          <table:table-cell/>
          <table:table-cell table:formula="of:=VLOOKUP([.$E20];[.$N$3:.$O$6];2;0)" office:value-type="float" office:value="4" calcext:value-type="float">
            <text:p>4</text:p>
          </table:table-cell>
          <table:table-cell table:style-name="ce6" table:formula="of:=REPLACE(&quot;01&quot;&amp;DEC2BIN([.D20];4)&amp;DEC2BIN(VLOOKUP([.E20];[.$N$2:.$P$6];3;0);2);5;0;&quot;_&quot;)" office:value-type="string" office:string-value="0101_0000" calcext:value-type="string">
            <text:p>0101_0000</text:p>
          </table:table-cell>
          <table:table-cell table:formula="of:=IF(ISBLANK([.F20]);&quot;&quot;;IF(ISODD([.H20]);[.F20];&quot;&quot;))">
            <text:p/>
          </table:table-cell>
          <table:table-cell table:formula="of:=IF(ISBLANK([.F20]);&quot;&quot;;IF([.H20]&gt;2;[.F20];&quot;&quot;))" office:value-type="string" office:string-value="alu_add_opr" calcext:value-type="string">
            <text:p>alu_add_opr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ind</text:p>
          </table:table-cell>
          <table:table-cell table:formula="of:=&quot;alu_&quot;&amp;LOWER([.C21])&amp;&quot;_&quot;&amp;[.E21]" office:value-type="string" office:string-value="alu_add_mem_ind" calcext:value-type="string">
            <text:p>alu_add_mem_ind</text:p>
          </table:table-cell>
          <table:table-cell/>
          <table:table-cell table:formula="of:=VLOOKUP([.$E21];[.$N$3:.$O$6];2;0)" office:value-type="float" office:value="4" calcext:value-type="float">
            <text:p>4</text:p>
          </table:table-cell>
          <table:table-cell table:style-name="ce6" table:formula="of:=REPLACE(&quot;01&quot;&amp;DEC2BIN([.D21];4)&amp;DEC2BIN(VLOOKUP([.E21];[.$N$2:.$P$6];3;0);2);5;0;&quot;_&quot;)" office:value-type="string" office:string-value="0101_0001" calcext:value-type="string">
            <text:p>0101_0001</text:p>
          </table:table-cell>
          <table:table-cell table:formula="of:=IF(ISBLANK([.F21]);&quot;&quot;;IF(ISODD([.H21]);[.F21];&quot;&quot;))">
            <text:p/>
          </table:table-cell>
          <table:table-cell table:formula="of:=IF(ISBLANK([.F21]);&quot;&quot;;IF([.H21]&gt;2;[.F21];&quot;&quot;))" office:value-type="string" office:string-value="alu_add_mem_ind" calcext:value-type="string">
            <text:p>alu_add_mem_ind</text:p>
          </table:table-cell>
          <table:table-cell table:number-columns-repeated="2"/>
          <table:table-cell table:style-name="ce9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_dir</text:p>
          </table:table-cell>
          <table:table-cell table:formula="of:=&quot;alu_&quot;&amp;LOWER([.C22])&amp;&quot;_&quot;&amp;[.E22]" office:value-type="string" office:string-value="alu_add_mem_dir" calcext:value-type="string">
            <text:p>alu_add_mem_dir</text:p>
          </table:table-cell>
          <table:table-cell/>
          <table:table-cell table:formula="of:=VLOOKUP([.$E22];[.$N$3:.$O$6];2;0)" office:value-type="float" office:value="4" calcext:value-type="float">
            <text:p>4</text:p>
          </table:table-cell>
          <table:table-cell table:style-name="ce6" table:formula="of:=REPLACE(&quot;01&quot;&amp;DEC2BIN([.D22];4)&amp;DEC2BIN(VLOOKUP([.E22];[.$N$2:.$P$6];3;0);2);5;0;&quot;_&quot;)" office:value-type="string" office:string-value="0101_0010" calcext:value-type="string">
            <text:p>0101_0010</text:p>
          </table:table-cell>
          <table:table-cell table:formula="of:=IF(ISBLANK([.F22]);&quot;&quot;;IF(ISODD([.H22]);[.F22];&quot;&quot;))">
            <text:p/>
          </table:table-cell>
          <table:table-cell table:formula="of:=IF(ISBLANK([.F22]);&quot;&quot;;IF([.H22]&gt;2;[.F22];&quot;&quot;))" office:value-type="string" office:string-value="alu_add_mem_dir" calcext:value-type="string">
            <text:p>alu_add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A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table:formula="of:=&quot;alu_&quot;&amp;LOWER([.C23])&amp;&quot;_&quot;&amp;[.E23]" office:value-type="string" office:string-value="alu_add_reg" calcext:value-type="string">
            <text:p>alu_add_reg</text:p>
          </table:table-cell>
          <table:table-cell/>
          <table:table-cell table:formula="of:=VLOOKUP([.$E23];[.$N$3:.$O$6];2;0)" office:value-type="float" office:value="2" calcext:value-type="float">
            <text:p>2</text:p>
          </table:table-cell>
          <table:table-cell table:style-name="ce6" table:formula="of:=REPLACE(&quot;01&quot;&amp;DEC2BIN([.D23];4)&amp;DEC2BIN(VLOOKUP([.E23];[.$N$2:.$P$6];3;0);2);5;0;&quot;_&quot;)" office:value-type="string" office:string-value="0101_0011" calcext:value-type="string">
            <text:p>0101_0011</text:p>
          </table:table-cell>
          <table:table-cell table:formula="of:=IF(ISBLANK([.F23]);&quot;&quot;;IF(ISODD([.H23]);[.F23];&quot;&quot;))">
            <text:p/>
          </table:table-cell>
          <table:table-cell table:formula="of:=IF(ISBLANK([.F23]);&quot;&quot;;IF([.H23]&gt;2;[.F23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pr</text:p>
          </table:table-cell>
          <table:table-cell table:formula="of:=&quot;alu_&quot;&amp;LOWER([.C24])&amp;&quot;_&quot;&amp;[.E24]" office:value-type="string" office:string-value="alu_sub_opr" calcext:value-type="string">
            <text:p>alu_sub_opr</text:p>
          </table:table-cell>
          <table:table-cell/>
          <table:table-cell table:formula="of:=VLOOKUP([.$E24];[.$N$3:.$O$6];2;0)" office:value-type="float" office:value="4" calcext:value-type="float">
            <text:p>4</text:p>
          </table:table-cell>
          <table:table-cell table:style-name="ce6" table:formula="of:=REPLACE(&quot;01&quot;&amp;DEC2BIN([.D24];4)&amp;DEC2BIN(VLOOKUP([.E24];[.$N$2:.$P$6];3;0);2);5;0;&quot;_&quot;)" office:value-type="string" office:string-value="0101_0100" calcext:value-type="string">
            <text:p>0101_0100</text:p>
          </table:table-cell>
          <table:table-cell table:formula="of:=IF(ISBLANK([.F24]);&quot;&quot;;IF(ISODD([.H24]);[.F24];&quot;&quot;))">
            <text:p/>
          </table:table-cell>
          <table:table-cell table:formula="of:=IF(ISBLANK([.F24]);&quot;&quot;;IF([.H24]&gt;2;[.F24];&quot;&quot;))" office:value-type="string" office:string-value="alu_sub_opr" calcext:value-type="string">
            <text:p>alu_sub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_ind</text:p>
          </table:table-cell>
          <table:table-cell table:formula="of:=&quot;alu_&quot;&amp;LOWER([.C25])&amp;&quot;_&quot;&amp;[.E25]" office:value-type="string" office:string-value="alu_sub_mem_ind" calcext:value-type="string">
            <text:p>alu_sub_mem_ind</text:p>
          </table:table-cell>
          <table:table-cell/>
          <table:table-cell table:formula="of:=VLOOKUP([.$E25];[.$N$3:.$O$6];2;0)" office:value-type="float" office:value="4" calcext:value-type="float">
            <text:p>4</text:p>
          </table:table-cell>
          <table:table-cell table:style-name="ce6" table:formula="of:=REPLACE(&quot;01&quot;&amp;DEC2BIN([.D25];4)&amp;DEC2BIN(VLOOKUP([.E25];[.$N$2:.$P$6];3;0);2);5;0;&quot;_&quot;)" office:value-type="string" office:string-value="0101_0101" calcext:value-type="string">
            <text:p>0101_0101</text:p>
          </table:table-cell>
          <table:table-cell table:formula="of:=IF(ISBLANK([.F25]);&quot;&quot;;IF(ISODD([.H25]);[.F25];&quot;&quot;))">
            <text:p/>
          </table:table-cell>
          <table:table-cell table:formula="of:=IF(ISBLANK([.F25]);&quot;&quot;;IF([.H25]&gt;2;[.F25];&quot;&quot;))" office:value-type="string" office:string-value="alu_sub_mem_ind" calcext:value-type="string">
            <text:p>alu_sub_mem_ind</text:p>
          </table:table-cell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m_dir</text:p>
          </table:table-cell>
          <table:table-cell table:formula="of:=&quot;alu_&quot;&amp;LOWER([.C26])&amp;&quot;_&quot;&amp;[.E26]" office:value-type="string" office:string-value="alu_sub_mem_dir" calcext:value-type="string">
            <text:p>alu_sub_mem_dir</text:p>
          </table:table-cell>
          <table:table-cell/>
          <table:table-cell table:formula="of:=VLOOKUP([.$E26];[.$N$3:.$O$6];2;0)" office:value-type="float" office:value="4" calcext:value-type="float">
            <text:p>4</text:p>
          </table:table-cell>
          <table:table-cell table:style-name="ce6" table:formula="of:=REPLACE(&quot;01&quot;&amp;DEC2BIN([.D26];4)&amp;DEC2BIN(VLOOKUP([.E26];[.$N$2:.$P$6];3;0);2);5;0;&quot;_&quot;)" office:value-type="string" office:string-value="0101_0110" calcext:value-type="string">
            <text:p>0101_0110</text:p>
          </table:table-cell>
          <table:table-cell table:formula="of:=IF(ISBLANK([.F26]);&quot;&quot;;IF(ISODD([.H26]);[.F26];&quot;&quot;))">
            <text:p/>
          </table:table-cell>
          <table:table-cell table:formula="of:=IF(ISBLANK([.F26]);&quot;&quot;;IF([.H26]&gt;2;[.F26];&quot;&quot;))" office:value-type="string" office:string-value="alu_sub_mem_dir" calcext:value-type="string">
            <text:p>alu_sub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S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</text:p>
          </table:table-cell>
          <table:table-cell table:formula="of:=&quot;alu_&quot;&amp;LOWER([.C27])&amp;&quot;_&quot;&amp;[.E27]" office:value-type="string" office:string-value="alu_sub_reg" calcext:value-type="string">
            <text:p>alu_sub_reg</text:p>
          </table:table-cell>
          <table:table-cell/>
          <table:table-cell table:formula="of:=VLOOKUP([.$E27];[.$N$3:.$O$6];2;0)" office:value-type="float" office:value="2" calcext:value-type="float">
            <text:p>2</text:p>
          </table:table-cell>
          <table:table-cell table:style-name="ce6" table:formula="of:=REPLACE(&quot;01&quot;&amp;DEC2BIN([.D27];4)&amp;DEC2BIN(VLOOKUP([.E27];[.$N$2:.$P$6];3;0);2);5;0;&quot;_&quot;)" office:value-type="string" office:string-value="0101_0111" calcext:value-type="string">
            <text:p>0101_0111</text:p>
          </table:table-cell>
          <table:table-cell table:formula="of:=IF(ISBLANK([.F27]);&quot;&quot;;IF(ISODD([.H27]);[.F27];&quot;&quot;))">
            <text:p/>
          </table:table-cell>
          <table:table-cell table:formula="of:=IF(ISBLANK([.F27]);&quot;&quot;;IF([.H27]&gt;2;[.F27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rshif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g</text:p>
          </table:table-cell>
          <table:table-cell table:formula="of:=&quot;alu_&quot;&amp;LOWER([.C28])&amp;&quot;_&quot;&amp;[.E28]" office:value-type="string" office:string-value="alu_rshift_reg" calcext:value-type="string">
            <text:p>alu_rshift_reg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REPLACE(&quot;01&quot;&amp;DEC2BIN([.D28];4)&amp;DEC2BIN(VLOOKUP([.E28];[.$N$2:.$P$6];3;0);2);5;0;&quot;_&quot;)" office:value-type="string" office:string-value="0101_1011" calcext:value-type="string">
            <text:p>0101_1011</text:p>
          </table:table-cell>
          <table:table-cell table:formula="of:=IF(ISBLANK([.F28]);&quot;&quot;;IF(ISODD([.H28]);[.F28];&quot;&quot;))">
            <text:p/>
          </table:table-cell>
          <table:table-cell table:formula="of:=IF(ISBLANK([.F28]);&quot;&quot;;IF([.H28]&gt;2;[.F28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office:value-type="string" calcext:value-type="string">
            <text:p>lshift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eg</text:p>
          </table:table-cell>
          <table:table-cell table:formula="of:=&quot;alu_&quot;&amp;LOWER([.C29])&amp;&quot;_&quot;&amp;[.E29]" office:value-type="string" office:string-value="alu_lshift_reg" calcext:value-type="string">
            <text:p>alu_lshift_reg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table:formula="of:=REPLACE(&quot;01&quot;&amp;DEC2BIN([.D29];4)&amp;DEC2BIN(VLOOKUP([.E29];[.$N$2:.$P$6];3;0);2);5;0;&quot;_&quot;)" office:value-type="string" office:string-value="0101_1111" calcext:value-type="string">
            <text:p>0101_1111</text:p>
          </table:table-cell>
          <table:table-cell table:formula="of:=IF(ISBLANK([.F29]);&quot;&quot;;IF(ISODD([.H29]);[.F29];&quot;&quot;))">
            <text:p/>
          </table:table-cell>
          <table:table-cell table:formula="of:=IF(ISBLANK([.F29]);&quot;&quot;;IF([.H29]&gt;2;[.F29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opr</text:p>
          </table:table-cell>
          <table:table-cell table:formula="of:=&quot;alu_&quot;&amp;LOWER([.C30])&amp;&quot;_&quot;&amp;[.E30]" office:value-type="string" office:string-value="alu_mul_opr" calcext:value-type="string">
            <text:p>alu_mul_opr</text:p>
          </table:table-cell>
          <table:table-cell/>
          <table:table-cell table:formula="of:=VLOOKUP([.$E30];[.$N$3:.$O$6];2;0)" office:value-type="float" office:value="4" calcext:value-type="float">
            <text:p>4</text:p>
          </table:table-cell>
          <table:table-cell table:style-name="ce6" table:formula="of:=REPLACE(&quot;01&quot;&amp;DEC2BIN([.D30];4)&amp;DEC2BIN(VLOOKUP([.E30];[.$N$2:.$P$6];3;0);2);5;0;&quot;_&quot;)" office:value-type="string" office:string-value="0110_0000" calcext:value-type="string">
            <text:p>0110_0000</text:p>
          </table:table-cell>
          <table:table-cell table:formula="of:=IF(ISBLANK([.F30]);&quot;&quot;;IF(ISODD([.H30]);[.F30];&quot;&quot;))">
            <text:p/>
          </table:table-cell>
          <table:table-cell table:formula="of:=IF(ISBLANK([.F30]);&quot;&quot;;IF([.H30]&gt;2;[.F30];&quot;&quot;))" office:value-type="string" office:string-value="alu_mul_opr" calcext:value-type="string">
            <text:p>alu_mul_op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ind</text:p>
          </table:table-cell>
          <table:table-cell table:formula="of:=&quot;alu_&quot;&amp;LOWER([.C31])&amp;&quot;_&quot;&amp;[.E31]" office:value-type="string" office:string-value="alu_mul_mem_ind" calcext:value-type="string">
            <text:p>alu_mul_mem_ind</text:p>
          </table:table-cell>
          <table:table-cell/>
          <table:table-cell table:formula="of:=VLOOKUP([.$E31];[.$N$3:.$O$6];2;0)" office:value-type="float" office:value="4" calcext:value-type="float">
            <text:p>4</text:p>
          </table:table-cell>
          <table:table-cell table:style-name="ce6" table:formula="of:=REPLACE(&quot;01&quot;&amp;DEC2BIN([.D31];4)&amp;DEC2BIN(VLOOKUP([.E31];[.$N$2:.$P$6];3;0);2);5;0;&quot;_&quot;)" office:value-type="string" office:string-value="0110_0001" calcext:value-type="string">
            <text:p>0110_0001</text:p>
          </table:table-cell>
          <table:table-cell table:formula="of:=IF(ISBLANK([.F31]);&quot;&quot;;IF(ISODD([.H31]);[.F31];&quot;&quot;))">
            <text:p/>
          </table:table-cell>
          <table:table-cell table:formula="of:=IF(ISBLANK([.F31]);&quot;&quot;;IF([.H31]&gt;2;[.F31];&quot;&quot;))" office:value-type="string" office:string-value="alu_mul_mem_ind" calcext:value-type="string">
            <text:p>alu_mul_mem_i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m_dir</text:p>
          </table:table-cell>
          <table:table-cell table:formula="of:=&quot;alu_&quot;&amp;LOWER([.C32])&amp;&quot;_&quot;&amp;[.E32]" office:value-type="string" office:string-value="alu_mul_mem_dir" calcext:value-type="string">
            <text:p>alu_mul_mem_dir</text:p>
          </table:table-cell>
          <table:table-cell/>
          <table:table-cell table:formula="of:=VLOOKUP([.$E32];[.$N$3:.$O$6];2;0)" office:value-type="float" office:value="4" calcext:value-type="float">
            <text:p>4</text:p>
          </table:table-cell>
          <table:table-cell table:style-name="ce6" table:formula="of:=REPLACE(&quot;01&quot;&amp;DEC2BIN([.D32];4)&amp;DEC2BIN(VLOOKUP([.E32];[.$N$2:.$P$6];3;0);2);5;0;&quot;_&quot;)" office:value-type="string" office:string-value="0110_0010" calcext:value-type="string">
            <text:p>0110_0010</text:p>
          </table:table-cell>
          <table:table-cell table:formula="of:=IF(ISBLANK([.F32]);&quot;&quot;;IF(ISODD([.H32]);[.F32];&quot;&quot;))">
            <text:p/>
          </table:table-cell>
          <table:table-cell table:formula="of:=IF(ISBLANK([.F32]);&quot;&quot;;IF([.H32]&gt;2;[.F32];&quot;&quot;))" office:value-type="string" office:string-value="alu_mul_mem_dir" calcext:value-type="string">
            <text:p>alu_mul_mem_dir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M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&quot;alu_&quot;&amp;LOWER([.C33])&amp;&quot;_&quot;&amp;[.E33]" office:value-type="string" office:string-value="alu_mul_reg" calcext:value-type="string">
            <text:p>alu_mul_reg</text:p>
          </table:table-cell>
          <table:table-cell/>
          <table:table-cell table:formula="of:=VLOOKUP([.$E33];[.$N$3:.$O$6];2;0)" office:value-type="float" office:value="2" calcext:value-type="float">
            <text:p>2</text:p>
          </table:table-cell>
          <table:table-cell table:style-name="ce6" table:formula="of:=REPLACE(&quot;01&quot;&amp;DEC2BIN([.D33];4)&amp;DEC2BIN(VLOOKUP([.E33];[.$N$2:.$P$6];3;0);2);5;0;&quot;_&quot;)" office:value-type="string" office:string-value="0110_0011" calcext:value-type="string">
            <text:p>0110_0011</text:p>
          </table:table-cell>
          <table:table-cell table:formula="of:=IF(ISBLANK([.F33]);&quot;&quot;;IF(ISODD([.H33]);[.F33];&quot;&quot;))">
            <text:p/>
          </table:table-cell>
          <table:table-cell table:formula="of:=IF(ISBLANK([.F33]);&quot;&quot;;IF([.H33]&gt;2;[.F33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copy_reg_reg</text:p>
          </table:table-cell>
          <table:table-cell office:value-type="string" calcext:value-type="string">
            <text:p>Copy from one memory location to another based on addresses stored in two regis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00</text:p>
          </table:table-cell>
          <table:table-cell table:style-name="ce8" table:formula="of:=IF(ISBLANK([.F34]);&quot;&quot;;IF(ISODD([.H34]);[.F34];&quot;&quot;))">
            <text:p/>
          </table:table-cell>
          <table:table-cell table:formula="of:=IF(ISBLANK([.F34]);&quot;&quot;;IF([.H34]&gt;2;[.F3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COPY</text:p>
          </table:table-cell>
          <table:table-cell table:number-columns-repeated="6"/>
          <table:table-cell office:value-type="string" calcext:value-type="string">
            <text:p>1000_0001</text:p>
          </table:table-cell>
          <table:table-cell table:formula="of:=IF(ISBLANK([.F35]);&quot;&quot;;IF(ISODD([.H35]);[.F35];&quot;&quot;))">
            <text:p/>
          </table:table-cell>
          <table:table-cell table:formula="of:=IF(ISBLANK([.F35]);&quot;&quot;;IF([.H35]&gt;2;[.F3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opr</text:p>
          </table:table-cell>
          <table:table-cell office:value-type="string" calcext:value-type="string">
            <text:p>mem_store_reg_opr</text:p>
          </table:table-cell>
          <table:table-cell office:value-type="string" calcext:value-type="string">
            <text:p>Store the contents of a register at an address stored in the ope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_0010</text:p>
          </table:table-cell>
          <table:table-cell table:style-name="ce8" table:formula="of:=IF(ISBLANK([.F36]);&quot;&quot;;IF(ISODD([.H36]);[.F36];&quot;&quot;))">
            <text:p/>
          </table:table-cell>
          <table:table-cell table:formula="of:=IF(ISBLANK([.F36]);&quot;&quot;;IF([.H36]&gt;2;[.F36];&quot;&quot;))" office:value-type="string" office:string-value="mem_store_reg_opr" calcext:value-type="string">
            <text:p>mem_store_reg_op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mory Management</text:p>
          </table:table-cell>
          <table:table-cell office:value-type="string" calcext:value-type="string">
            <text:p>STORE</text:p>
          </table:table-cell>
          <table:table-cell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mem_store_reg_reg</text:p>
          </table:table-cell>
          <table:table-cell office:value-type="string" calcext:value-type="string">
            <text:p>Store the contents of a register at an address stored in a reg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_0011</text:p>
          </table:table-cell>
          <table:table-cell table:style-name="ce8" table:formula="of:=IF(ISBLANK([.F37]);&quot;&quot;;IF(ISODD([.H37]);[.F37];&quot;&quot;))">
            <text:p/>
          </table:table-cell>
          <table:table-cell table:formula="of:=IF(ISBLANK([.F37]);&quot;&quot;;IF([.H37]&gt;2;[.F37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and_vec</text:p>
          </table:table-cell>
          <table:table-cell office:value-type="string" calcext:value-type="string">
            <text:p>Bitwise AND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38];5)&amp;(IF([.E38]=&quot;vec&quot;;0;IF([.E38]=&quot;reg&quot;;1;0)));5;0;&quot;_&quot;)" office:value-type="string" office:string-value="1100_0000" calcext:value-type="string">
            <text:p>1100_0000</text:p>
          </table:table-cell>
          <table:table-cell table:formula="of:=IF(ISBLANK([.F38]);&quot;&quot;;IF(ISODD([.H38]);[.F38];&quot;&quot;))">
            <text:p/>
          </table:table-cell>
          <table:table-cell table:formula="of:=IF(ISBLANK([.F38]);&quot;&quot;;IF([.H38]&gt;2;[.F38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ec_and_reg</text:p>
          </table:table-cell>
          <table:table-cell office:value-type="string" calcext:value-type="string">
            <text:p>Bitwise AND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39];5)&amp;(IF([.E39]=&quot;vec&quot;;0;IF([.E39]=&quot;reg&quot;;1;0)));5;0;&quot;_&quot;)" office:value-type="string" office:string-value="1100_0001" calcext:value-type="string">
            <text:p>1100_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or_vec</text:p>
          </table:table-cell>
          <table:table-cell office:value-type="string" calcext:value-type="string">
            <text:p>Bitwise OR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0];5)&amp;(IF([.E40]=&quot;vec&quot;;0;IF([.E40]=&quot;reg&quot;;1;0)));5;0;&quot;_&quot;)" office:value-type="string" office:string-value="1100_0010" calcext:value-type="string">
            <text:p>1100_0010</text:p>
          </table:table-cell>
          <table:table-cell table:formula="of:=IF(ISBLANK([.F40]);&quot;&quot;;IF(ISODD([.H40]);[.F40];&quot;&quot;))">
            <text:p/>
          </table:table-cell>
          <table:table-cell table:formula="of:=IF(ISBLANK([.F40]);&quot;&quot;;IF([.H40]&gt;2;[.F40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ec_or_reg</text:p>
          </table:table-cell>
          <table:table-cell office:value-type="string" calcext:value-type="string">
            <text:p>Bitwise OR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1];5)&amp;(IF([.E41]=&quot;vec&quot;;0;IF([.E41]=&quot;reg&quot;;1;0)));5;0;&quot;_&quot;)" office:value-type="string" office:string-value="1100_0011" calcext:value-type="string">
            <text:p>1100_0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xor_vec</text:p>
          </table:table-cell>
          <table:table-cell office:value-type="string" calcext:value-type="string">
            <text:p>Bitwise XOR between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2];5)&amp;(IF([.E42]=&quot;vec&quot;;0;IF([.E42]=&quot;reg&quot;;1;0)));5;0;&quot;_&quot;)" office:value-type="string" office:string-value="1100_0100" calcext:value-type="string">
            <text:p>1100_0100</text:p>
          </table:table-cell>
          <table:table-cell table:formula="of:=IF(ISBLANK([.F42]);&quot;&quot;;IF(ISODD([.H42]);[.F42];&quot;&quot;))">
            <text:p/>
          </table:table-cell>
          <table:table-cell table:formula="of:=IF(ISBLANK([.F42]);&quot;&quot;;IF([.H42]&gt;2;[.F42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X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ec_xor_reg</text:p>
          </table:table-cell>
          <table:table-cell office:value-type="string" calcext:value-type="string">
            <text:p>Bitwise XOR between a register and each scalar in a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3];5)&amp;(IF([.E43]=&quot;vec&quot;;0;IF([.E43]=&quot;reg&quot;;1;0)));5;0;&quot;_&quot;)" office:value-type="string" office:string-value="1100_0101" calcext:value-type="string">
            <text:p>1100_0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add_vec</text:p>
          </table:table-cell>
          <table:table-cell office:value-type="string" calcext:value-type="string">
            <text:p>Add each scalar from one vector to another vector’s scala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4];5)&amp;(IF([.E44]=&quot;vec&quot;;0;IF([.E44]=&quot;reg&quot;;1;0)));5;0;&quot;_&quot;)" office:value-type="string" office:string-value="1100_0110" calcext:value-type="string">
            <text:p>1100_0110</text:p>
          </table:table-cell>
          <table:table-cell table:formula="of:=IF(ISBLANK([.F44]);&quot;&quot;;IF(ISODD([.H44]);[.F44];&quot;&quot;))">
            <text:p/>
          </table:table-cell>
          <table:table-cell table:formula="of:=IF(ISBLANK([.F44]);&quot;&quot;;IF([.H44]&gt;2;[.F44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ec_add_reg</text:p>
          </table:table-cell>
          <table:table-cell office:value-type="string" calcext:value-type="string">
            <text:p>Add a register contents to each scalar within the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5];5)&amp;(IF([.E45]=&quot;vec&quot;;0;IF([.E45]=&quot;reg&quot;;1;0)));5;0;&quot;_&quot;)" office:value-type="string" office:string-value="1100_0111" calcext:value-type="string">
            <text:p>1100_0111</text:p>
          </table:table-cell>
          <table:table-cell table:formula="of:=IF(ISBLANK([.F45]);&quot;&quot;;IF(ISODD([.H45]);[.F45];&quot;&quot;))">
            <text:p/>
          </table:table-cell>
          <table:table-cell table:formula="of:=IF(ISBLANK([.F45]);&quot;&quot;;IF([.H45]&gt;2;[.F45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sub_vec</text:p>
          </table:table-cell>
          <table:table-cell office:value-type="string" calcext:value-type="string">
            <text:p>Sub each scalar from one vector from another vector’s scala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6];5)&amp;(IF([.E46]=&quot;vec&quot;;0;IF([.E46]=&quot;reg&quot;;1;0)));5;0;&quot;_&quot;)" office:value-type="string" office:string-value="1100_1000" calcext:value-type="string">
            <text:p>1100_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S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vec_sub_reg</text:p>
          </table:table-cell>
          <table:table-cell office:value-type="string" calcext:value-type="string">
            <text:p>Sub a register contents from each scalar within the vector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7];5)&amp;(IF([.E47]=&quot;vec&quot;;0;IF([.E47]=&quot;reg&quot;;1;0)));5;0;&quot;_&quot;)" office:value-type="string" office:string-value="1100_1001" calcext:value-type="string">
            <text:p>1100_1001</text:p>
          </table:table-cell>
          <table:table-cell table:formula="of:=IF(ISBLANK([.F47]);&quot;&quot;;IF(ISODD([.H47]);[.F47];&quot;&quot;))">
            <text:p/>
          </table:table-cell>
          <table:table-cell table:formula="of:=IF(ISBLANK([.F47]);&quot;&quot;;IF([.H47]&gt;2;[.F47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DotPr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dotprod</text:p>
          </table:table-cell>
          <table:table-cell office:value-type="string" calcext:value-type="string">
            <text:p>Dot Product of two vectors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8];5)&amp;(IF([.E48]=&quot;vec&quot;;0;IF([.E48]=&quot;reg&quot;;1;0)));5;0;&quot;_&quot;)" office:value-type="string" office:string-value="1100_1010" calcext:value-type="string">
            <text:p>1100_1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office:value-type="string" calcext:value-type="string">
            <text:p>MulA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c</text:p>
          </table:table-cell>
          <table:table-cell office:value-type="string" calcext:value-type="string">
            <text:p>vec_muladd</text:p>
          </table:table-cell>
          <table:table-cell office:value-type="string" calcext:value-type="string">
            <text:p>Multiply two vectors and add a third</text:p>
          </table:table-cell>
          <table:table-cell office:value-type="float" office:value="2" calcext:value-type="float">
            <text:p>2</text:p>
          </table:table-cell>
          <table:table-cell table:formula="of:=REPLACE(&quot;11&quot;&amp;DEC2BIN([.D49];5)&amp;(IF([.E49]=&quot;vec&quot;;0;IF([.E49]=&quot;reg&quot;;1;0)));5;0;&quot;_&quot;)" office:value-type="string" office:string-value="1100_1100" calcext:value-type="string">
            <text:p>1100_1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50];4)&amp;&quot;_&quot;&amp;DEC2BIN(VLOOKUP([.E50];[.$N$3:.$P$6];3;0);2)&amp;&quot;rr&quot;" office:value-type="string" office:string-value="" calcext:value-type="error">
            <text:p>#N/A</text:p>
          </table:table-cell>
          <table:table-cell table:formula="of:=IF(ISBLANK([.F50]);&quot;&quot;;IF(ISODD([.H50]);[.F50];&quot;&quot;))">
            <text:p/>
          </table:table-cell>
          <table:table-cell table:formula="of:=IF(ISBLANK([.F50]);&quot;&quot;;IF([.H50]&gt;2;[.F50];&quot;&quot;))">
            <text:p/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gister</text:p>
          </table:table-cell>
          <table:table-cell table:number-columns-repeated="7"/>
          <table:table-cell table:formula="of:=DEC2BIN([.D51];4)&amp;&quot;_&quot;&amp;DEC2BIN(VLOOKUP([.E51];[.$N$3:.$P$6];3;0);2)&amp;&quot;rr&quot;" office:value-type="string" office:string-value="" calcext:value-type="error">
            <text:p>#N/A</text:p>
          </table:table-cell>
          <table:table-cell table:formula="of:=IF(ISBLANK([.F51]);&quot;&quot;;IF(ISODD([.H51]);[.F51];&quot;&quot;))">
            <text:p/>
          </table:table-cell>
          <table:table-cell table:formula="of:=IF(ISBLANK([.F51]);&quot;&quot;;IF([.H51]&gt;2;[.F51];&quot;&quot;))">
            <text:p/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VPU</text:p>
          </table:table-cell>
          <table:table-cell table:number-columns-repeated="16"/>
        </table:table-row>
        <table:table-row table:style-name="ro1" table:number-rows-repeated="1048520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Sheet1.I1:Sheet1.I1048576">
            <calcext:condition calcext:apply-style-name="Error" calcext:value="duplicate" calcext:base-cell-address="Sheet1.I1"/>
          </calcext:conditional-format>
        </calcext:conditional-formats>
      </table:table>
      <table:named-expressions>
        <table:named-range table:name="inst_names" table:base-cell-address="$Sheet1.$F$1" table:cell-range-address="$Sheet1.$F:.$F" table:range-usable-as="filter"/>
      </table:named-expressions>
      <table:database-ranges>
        <table:database-range table:name="__Anonymous_Sheet_DB__0" table:target-range-address="Sheet1.A1:Sheet1.K55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00:37:17.1937479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6:42:53.595286989</meta:creation-date>
    <dc:date>2024-12-28T04:06:30.945185328</dc:date>
    <meta:editing-duration>PT23H49M9S</meta:editing-duration>
    <meta:editing-cycles>56</meta:editing-cycles>
    <meta:generator>LibreOffice/24.2.7.2$Linux_X86_64 LibreOffice_project/420$Build-2</meta:generator>
    <meta:document-statistic meta:table-count="1" meta:cell-count="525" meta:object-count="0"/>
  </office:meta>
</office:document-meta>
</file>